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table:align="left"/>
    </style:style>
    <style:style style:name="Table1.A" style:family="table-column">
      <style:table-column-properties style:column-width="0.959in"/>
    </style:style>
    <style:style style:name="Table1.B" style:family="table-column">
      <style:table-column-properties style:column-width="1.416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2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8" style:family="table-row">
      <style:table-row-properties style:min-row-height="0.3535in"/>
    </style:style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400968" officeooo:paragraph-rsid="0118bea5"/>
    </style:style>
    <style:style style:name="P28" style:family="paragraph" style:parent-style-name="Standard">
      <style:text-properties officeooo:rsid="00400968" officeooo:paragraph-rsid="011dc81d"/>
    </style:style>
    <style:style style:name="P29" style:family="paragraph" style:parent-style-name="Standard">
      <style:text-properties officeooo:rsid="003f52cd" officeooo:paragraph-rsid="011dc81d"/>
    </style:style>
    <style:style style:name="P30" style:family="paragraph" style:parent-style-name="Standard">
      <style:text-properties officeooo:rsid="0118bea5" officeooo:paragraph-rsid="0118bea5"/>
    </style:style>
    <style:style style:name="P31" style:family="paragraph" style:parent-style-name="Standard">
      <style:text-properties officeooo:rsid="0118bea5" officeooo:paragraph-rsid="011dc81d"/>
    </style:style>
    <style:style style:name="P32" style:family="paragraph" style:parent-style-name="Standard">
      <style:text-properties officeooo:rsid="00f706cb" officeooo:paragraph-rsid="011dc81d"/>
    </style:style>
    <style:style style:name="P33" style:family="paragraph" style:parent-style-name="Standard">
      <style:text-properties officeooo:rsid="00f6387a" officeooo:paragraph-rsid="01223876"/>
    </style:style>
    <style:style style:name="P34" style:family="paragraph" style:parent-style-name="Standard">
      <style:text-properties officeooo:paragraph-rsid="0128d44b"/>
    </style:style>
    <style:style style:name="P35" style:family="paragraph" style:parent-style-name="Standard">
      <style:text-properties fo:color="#2a6099" officeooo:rsid="00232966" officeooo:paragraph-rsid="00232966"/>
    </style:style>
    <style:style style:name="P36" style:family="paragraph" style:parent-style-name="Standard">
      <style:text-properties officeooo:rsid="012f4589" officeooo:paragraph-rsid="012f4589"/>
    </style:style>
    <style:style style:name="P37" style:family="paragraph" style:parent-style-name="Standard">
      <style:text-properties officeooo:rsid="0132fdfc" officeooo:paragraph-rsid="0132fdfc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officeooo:rsid="01908d54" officeooo:paragraph-rsid="01908d54"/>
    </style:style>
    <style:style style:name="P43" style:family="paragraph" style:parent-style-name="Standard">
      <style:paragraph-properties fo:text-align="center" style:justify-single-word="false"/>
      <style:text-properties officeooo:paragraph-rsid="00e83838"/>
    </style:style>
    <style:style style:name="P44" style:family="paragraph" style:parent-style-name="Standard">
      <style:text-properties officeooo:rsid="01df08d9" officeooo:paragraph-rsid="01df08d9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size-asian="10.5pt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 style:font-size-asian="10.5pt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/>
    </style:style>
    <style:style style:name="P49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50" style:family="paragraph" style:parent-style-name="Standard">
      <style:paragraph-properties fo:break-before="page"/>
      <style:text-properties fo:color="#c9211e" fo:font-size="14pt" fo:font-weight="bold" officeooo:rsid="0132fdfc" officeooo:paragraph-rsid="0132fdfc" style:font-size-asian="14pt" style:font-weight-asian="bold" style:font-size-complex="14pt" style:font-weight-complex="bold"/>
    </style:style>
    <style:style style:name="P51" style:family="paragraph" style:parent-style-name="Preformatted_20_Text">
      <style:text-properties style:font-name="Liberation Serif" officeooo:rsid="0110dbd7" officeooo:paragraph-rsid="0110dbd7"/>
    </style:style>
    <style:style style:name="P5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3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4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5" style:family="paragraph" style:parent-style-name="Text_20_body">
      <style:text-properties fo:color="#000000"/>
    </style:style>
    <style:style style:name="P56" style:family="paragraph" style:parent-style-name="Text_20_body">
      <style:text-properties fo:color="#000000" officeooo:rsid="01ab5dee"/>
    </style:style>
    <style:style style:name="P57" style:family="paragraph" style:parent-style-name="Text_20_body">
      <style:text-properties officeooo:rsid="01be1f82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78c30b"/>
    </style:style>
    <style:style style:name="T10" style:family="text">
      <style:text-properties officeooo:rsid="008020b6"/>
    </style:style>
    <style:style style:name="T11" style:family="text">
      <style:text-properties officeooo:rsid="00897066"/>
    </style:style>
    <style:style style:name="T12" style:family="text">
      <style:text-properties officeooo:rsid="00ea57af"/>
    </style:style>
    <style:style style:name="T13" style:family="text">
      <style:text-properties officeooo:rsid="00efdd21"/>
    </style:style>
    <style:style style:name="T14" style:family="text">
      <style:text-properties officeooo:rsid="00f29684"/>
    </style:style>
    <style:style style:name="T15" style:family="text">
      <style:text-properties fo:color="#c9211e" officeooo:rsid="0128d44b"/>
    </style:style>
    <style:style style:name="T16" style:family="text">
      <style:text-properties fo:color="#c9211e" officeooo:rsid="00232966"/>
    </style:style>
    <style:style style:name="T17" style:family="text">
      <style:text-properties officeooo:rsid="011eeaf9"/>
    </style:style>
    <style:style style:name="T18" style:family="text">
      <style:text-properties officeooo:rsid="00f72c2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0.5pt"/>
    </style:style>
    <style:style style:name="T21" style:family="text">
      <style:text-properties style:font-size-asian="10.5pt"/>
    </style:style>
    <style:style style:name="T22" style:family="text">
      <style:text-properties fo:color="#e74c3c" style:font-name="Consolas" fo:font-size="7.5pt" fo:background-color="#ffffff" loext:char-shading-value="0" loext:padding-left="0.052in" loext:padding-right="0.052in" loext:padding-top="0.0209in" loext:padding-bottom="0.0209in" loext:border="0.06pt solid #e1e4e5"/>
    </style:style>
    <style:style style:name="T23" style:family="text">
      <style:text-properties fo:color="#e74c3c" style:font-name="Consolas" fo:font-size="7.5pt" officeooo:rsid="0132fdfc" fo:background-color="#ffffff" loext:char-shading-value="0" loext:padding-left="0.052in" loext:padding-right="0.052in" loext:padding-top="0.0209in" loext:padding-bottom="0.0209in" loext:border="0.06pt solid #e1e4e5"/>
    </style:style>
    <style:style style:name="T24" style:family="text">
      <style:text-properties officeooo:rsid="0174472e"/>
    </style:style>
    <style:style style:name="T25" style:family="text">
      <style:text-properties officeooo:rsid="01b506c8"/>
    </style:style>
    <style:style style:name="T26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9" style:family="text">
      <style:text-properties style:font-size-asian="14pt" style:font-weight-asian="bold" style:font-size-complex="14pt" style:font-weight-complex="bold"/>
    </style:style>
    <style:style style:name="T30" style:family="text">
      <style:text-properties officeooo:rsid="018e6d76" style:font-size-asian="14pt" style:font-weight-asian="bold" style:font-size-complex="14pt" style:font-weight-complex="bold"/>
    </style:style>
    <style:style style:name="T31" style:family="text">
      <style:text-properties officeooo:rsid="01df7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6">F</text:span><text:span text:style-name="T27">P: SAM</text:span><text:span text:style-name="T28">2</text:span></text:p>
      <text:p text:style-name="P26"/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5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9">rosnode cleanup</text:p>
      <text:p text:style-name="P58"/>
      <text:p text:style-name="P59">ifconfig</text:p>
      <text:p text:style-name="P38">export ROS_MASTER_URI=http://192.168.1.200:11311 <text:span text:style-name="T24">\</text:span></text:p>
      <text:p text:style-name="P51"><text:span text:style-name="T3">export ROS_IP=10.68.0.1</text:span><text:span text:style-name="T4">31</text:span></text:p>
      <text:p text:style-name="P52">export ROS_IP=192.168.1.103</text:p>
      <text:p text:style-name="P54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9">rosservice list</text:p>
      <text:p text:style-name="P28">rostopic list</text:p>
      <text:p text:style-name="P44">rostopic echo /test_topic</text:p>
      <text:p text:style-name="P2"/>
      <text:p text:style-name="P2"/>
      <text:p text:style-name="P19">rqt &amp; rosbag: </text:p>
      <text:p text:style-name="P16">rqt_topic</text:p>
      <text:p text:style-name="P42">rqt_graph</text:p>
      <text:p text:style-name="P32">rqt_bag</text:p>
      <text:p text:style-name="P4">rosbag play -l <text:span text:style-name="T17">&lt;filename.</text:span>bag<text:span text:style-name="T17">&gt;</text:span></text:p>
      <text:p text:style-name="P27"/>
      <text:p text:style-name="P27"/>
      <text:p text:style-name="P20">communication test:</text:p>
      <text:p text:style-name="P30">ping: tiago-46c</text:p>
      <text:p text:style-name="P30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ros/workspace:/tiago_public_ws/host_workspace \</text:p>
      <text:p text:style-name="P14"><text:span text:style-name="T5"><text:s text:c="4"/>--</text:span><text:span text:style-name="T8">network </text:span><text:span text:style-name="T11">host</text:span><text:span text:style-name="T10"> </text:span><text:span text:style-name="T8">\</text:span></text:p>
      <text:p text:style-name="P8"><text:s text:c="4"/>--<text:span text:style-name="T6">name core_</text:span><text:span text:style-name="T9">image</text:span><text:span text:style-name="T6"> </text:span><text:span text:style-name="T7">\</text:span></text:p>
      <text:p text:style-name="P14"><text:span text:style-name="T5"><text:s text:c="4"/></text:span><text:span text:style-name="T12">foode258/</text:span><text:span text:style-name="T31">tiago_yolo:fpmoveit10</text:span></text:p>
      <text:p text:style-name="P8"/>
      <text:p text:style-name="P8"/>
      <text:p text:style-name="P14"><text:bookmark text:name="docs-internal-guid-bace13ef-7fff-08c7-8a11-566d83cd33fe1"/><text:bookmark text:name="docs-internal-guid-bace13ef-7fff-08c7-8a11-566d83cd33fe"/></text:p>
      <text:p text:style-name="P50">Terminato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62692970080">
          <table:table-cell table:style-name="Table1.A1" office:value-type="string">
            <text:p text:style-name="P46">新实例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<text:span text:style-name="Source_20_Text"><text:span text:style-name="T22">Super</text:span></text:span><text:span text:style-name="T20">+</text:span><text:span text:style-name="Source_20_Text"><text:span text:style-name="T22">I</text:span></text:span></text:p>
          </table:table-cell>
        </table:table-row>
        <table:table-row table:style-name="TableLine94062693055728">
          <table:table-cell table:style-name="Table1.A2" office:value-type="string">
            <text:p text:style-name="P46">新窗口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I</text:span></text:span></text:p>
          </table:table-cell>
        </table:table-row>
        <table:table-row table:style-name="TableLine94062693056752">
          <table:table-cell table:style-name="Table1.A1" office:value-type="string">
            <text:p text:style-name="P46">新标签页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T</text:span></text:span></text:p>
          </table:table-cell>
        </table:table-row>
        <table:table-row table:style-name="TableLine94062693057008">
          <table:table-cell table:style-name="Table1.A2" office:value-type="string">
            <text:p text:style-name="P46">分体式端子</text:p>
          </table:table-cell>
          <table:table-cell table:style-name="Table1.A2" office:value-type="string">
            <text:p text:style-name="P46">水平、垂直</text:p>
          </table:table-cell>
          <table:table-cell table:style-name="Table1.A2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O</text:span></text:span><text:span text:style-name="T20">/</text:span><text:span text:style-name="Source_20_Text"><text:span text:style-name="T22">E</text:span></text:span></text:p>
          </table:table-cell>
        </table:table-row>
        <table:table-row table:style-name="TableLine94062693057264">
          <table:table-cell table:style-name="Table1.A1" office:value-type="string">
            <text:p text:style-name="P46">关闭终端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W</text:span></text:span></text:p>
          </table:table-cell>
        </table:table-row>
        <table:table-row table:style-name="TableLine94062693057520">
          <table:table-cell table:style-name="Table1.A1" office:value-type="string">
            <text:p text:style-name="P46">调整终端大小</text:p>
          </table:table-cell>
          <table:table-cell table:style-name="Table1.A1" office:value-type="string">
            <text:p text:style-name="P46">上、下、左、右</text:p>
          </table:table-cell>
          <table:table-cell table:style-name="Table1.A1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&lt;Arrow&gt;</text:span></text:span></text:p>
          </table:table-cell>
        </table:table-row>
        <table:table-row table:style-name="TableLine94062693058224">
          <table:table-cell table:style-name="Table1.A1" office:value-type="string">
            <text:p text:style-name="P46">移动标签</text:p>
          </table:table-cell>
          <table:table-cell table:style-name="Table1.A1" office:value-type="string">
            <text:p text:style-name="P45"><text:span text:style-name="T21">左</text:span><text:span text:style-name="T20">, </text:span><text:span text:style-name="T21">右</text:span></text:p>
          </table:table-cell>
          <table:table-cell table:style-name="Table1.A1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PgUp</text:span></text:span><text:span text:style-name="T20">/</text:span><text:span text:style-name="Source_20_Text"><text:span text:style-name="T22">PgDn</text:span></text:span></text:p>
          </table:table-cell>
        </table:table-row>
        <table:table-row table:style-name="Table1.8">
          <table:table-cell table:style-name="Table1.A1" office:value-type="string">
            <text:p text:style-name="P46">搜索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<text:span text:style-name="Source_20_Text"><text:span text:style-name="T22">S</text:span></text:span><text:span text:style-name="Source_20_Text"><text:span text:style-name="T23">shift</text:span></text:span>+<text:span text:style-name="Source_20_Text"><text:span text:style-name="T22">Ctrl</text:span></text:span>+<text:span text:style-name="Source_20_Text"><text:span text:style-name="T22">F</text:span></text:span></text:p>
          </table:table-cell>
        </table:table-row>
        <table:table-row table:style-name="Table1.8">
          <table:table-cell table:style-name="Table1.A1" office:value-type="string">
            <text:p text:style-name="P47">移动焦点</text:p>
          </table:table-cell>
          <table:table-cell table:style-name="Table1.A1" office:value-type="string">
            <text:p text:style-name="P47">上、下、左、右</text:p>
          </table:table-cell>
          <table:table-cell table:style-name="Table1.A1" office:value-type="string">
            <text:p text:style-name="P48"><text:span text:style-name="Source_20_Text"><text:span text:style-name="T22">Alt</text:span></text:span><text:span text:style-name="T20">+</text:span><text:span text:style-name="Source_20_Text"><text:span text:style-name="T22">&lt;Arrow&gt;</text:span></text:span></text:p>
          </table:table-cell>
        </table:table-row>
        <table:table-row table:style-name="Table1.8">
          <table:table-cell table:style-name="Table1.A1" office:value-type="string">
            <text:p text:style-name="P47">聚焦终端</text:p>
          </table:table-cell>
          <table:table-cell table:style-name="Table1.A1" office:value-type="string">
            <text:p text:style-name="P48"><text:span text:style-name="T21">下一页</text:span><text:span text:style-name="T20">, </text:span><text:span text:style-name="T21">上一页</text:span></text:p>
          </table:table-cell>
          <table:table-cell table:style-name="Table1.A1" office:value-type="string">
            <text:p text:style-name="P48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N</text:span></text:span><text:span text:style-name="T20">/</text:span><text:span text:style-name="Source_20_Text"><text:span text:style-name="T22">P</text:span></text:span></text:p>
          </table:table-cell>
        </table:table-row>
        <table:table-row table:style-name="Table1.8">
          <table:table-cell table:style-name="Table1.A1" office:value-type="string">
            <text:p text:style-name="P47">切换标签</text:p>
          </table:table-cell>
          <table:table-cell table:style-name="Table1.A1" office:value-type="string">
            <text:p text:style-name="P47">上一页 下一页</text:p>
          </table:table-cell>
          <table:table-cell table:style-name="Table1.A1" office:value-type="string">
            <text:p text:style-name="P48"><text:span text:style-name="Source_20_Text"><text:span text:style-name="T22">Ctrl</text:span></text:span><text:span text:style-name="T20">+</text:span><text:span text:style-name="Source_20_Text"><text:span text:style-name="T22">PgUp</text:span></text:span><text:span text:style-name="T20">/</text:span><text:span text:style-name="Source_20_Text"><text:span text:style-name="T22">PgDn</text:span></text:span></text:p>
          </table:table-cell>
        </table:table-row>
      </table:table>
      <text:p text:style-name="P37"/>
      <text:p text:style-name="P49">ssh pal@tiago-46c</text:p>
      <text:p text:style-name="P33">Tiago Robot sudo password: palroot</text:p>
      <text:p text:style-name="P6"/>
      <text:p text:style-name="P31">ping host IP (host name?)</text:p>
      <text:p text:style-name="P3"/>
      <text:p text:style-name="P17">video record: </text:p>
      <text:p text:style-name="P34"><text:span text:style-name="T15">topics to be recorded: </text:span><text:span text:style-name="T16">Tutorial4_ws2425.pdf</text:span></text:p>
      <text:p text:style-name="P24">video record: <text:span text:style-name="T18">please note, record the bag in /tmp</text:span></text:p>
      <text:p text:style-name="P5"><text:span text:style-name="T19">pal@tiago-46c:/</text:span>tmp$ rosbag record <text:span text:style-name="T14">\</text:span></text:p>
      <text:p text:style-name="P5">/<text:span text:style-name="T13">tf \</text:span></text:p>
      <text:p text:style-name="P5">/tf_static <text:span text:style-name="T13">\</text:span></text:p>
      <text:p text:style-name="P5">/xtion/rgb/image_raw<text:span text:style-name="T13">\</text:span></text:p>
      <text:p text:style-name="P5">/xtion/depth_registered/image <text:span text:style-name="T13">\</text:span></text:p>
      <text:p text:style-name="P5">/xtion/rgb/camera_info <text:span text:style-name="T14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6">example: </text:p>
      <text:p text:style-name="P35"><text:span text:style-name="T19">zby@ub2004:</text:span>~$ scp pal@tiago-46c:/tmp/2024-12-18-15-52-52.bag ~/Documents</text:p>
      <text:p text:style-name="P35">pal@tiago-46c's password: </text:p>
      <text:p text:style-name="P35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30">rostopics</text:span><text:span text:style-name="T29">:</text:span></text:p>
      <text:p text:style-name="P41"/>
      <text:p text:style-name="P40">rosrun map_server map_server src/carry_my_luggage/ics_map/map.yaml</text:p>
      <text:p text:style-name="P41"/>
      <text:p text:style-name="P53">rosrun rviz rviz -d'rospack find tiago_2dnav'/config/rviz/navigation.rviz</text:p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3-23T11:32:35.656441328</dc:date>
    <meta:editing-duration>P5DT3H15M59S</meta:editing-duration>
    <meta:editing-cycles>319</meta:editing-cycles>
    <meta:generator>LibreOffice/6.4.7.2$Linux_X86_64 LibreOffice_project/40$Build-2</meta:generator>
    <meta:document-statistic meta:table-count="1" meta:image-count="0" meta:object-count="0" meta:page-count="3" meta:paragraph-count="82" meta:word-count="260" meta:character-count="1937" meta:non-whitespace-character-count="1775"/>
  </office:meta>
</office:document-meta>
</file>